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984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color="#000000" draw:fill="none" draw:fill-color="#ffffff" draw:textarea-vertical-align="middle"/>
    </style:style>
    <style:style style:name="gr6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0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10" style:family="graphic" style:parent-style-name="standard">
      <style:graphic-properties svg:stroke-color="#000000" draw:fill="solid" draw:fill-color="#314004" draw:textarea-horizontal-align="justify" draw:textarea-vertical-align="middle" draw:auto-grow-height="fals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13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394cm" svg:y1="9.382cm" svg:x2="8.981cm" svg:y2="9.42cm">
          <text:p/>
        </draw:line>
        <draw:frame draw:style-name="gr2" draw:text-style-name="P2" draw:layer="layout" svg:width="2.299cm" svg:height="1.234cm" svg:x="6.644cm" svg:y="8.531cm">
          <draw:text-box>
            <text:p><text:span text:style-name="T1">d_plus</text:span></text:p>
          </draw:text-box>
        </draw:frame>
        <draw:line draw:style-name="gr1" draw:text-style-name="P1" draw:layer="layout" svg:x1="19.205cm" svg:y1="8.874cm" svg:x2="20.602cm" svg:y2="8.874cm">
          <text:p/>
        </draw:line>
        <draw:frame draw:style-name="gr2" draw:text-style-name="P2" draw:layer="layout" svg:width="2.3cm" svg:height="1.234cm" svg:x="19.459cm" svg:y="9.164cm">
          <draw:text-box>
            <text:p><text:span text:style-name="T1">d_edge</text:span></text:p>
          </draw:text-box>
        </draw:frame>
        <draw:custom-shape draw:style-name="gr3" draw:text-style-name="P1" draw:layer="layout" svg:width="1.27cm" svg:height="2.54cm" svg:x="8.918cm" svg:y="8.874cm">
          <text:p text:style-name="P1">reg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0.807cm" svg:height="0.725cm" svg:x="8.746cm" svg:y="9.038cm">
          <draw:text-box>
            <text:p><text:span text:style-name="T1">D</text:span></text:p>
          </draw:text-box>
        </draw:frame>
        <draw:frame draw:style-name="gr4" draw:text-style-name="P2" draw:layer="layout" svg:width="0.832cm" svg:height="0.725cm" svg:x="9.508cm" svg:y="9.038cm">
          <draw:text-box>
            <text:p><text:span text:style-name="T1">Q</text:span></text:p>
          </draw:text-box>
        </draw:frame>
        <draw:line draw:style-name="gr5" draw:text-style-name="P1" draw:layer="layout" svg:x1="8.918cm" svg:y1="10.779cm" svg:x2="9.045cm" svg:y2="10.906cm">
          <text:p/>
        </draw:line>
        <draw:line draw:style-name="gr5" draw:text-style-name="P1" draw:layer="layout" svg:x1="8.918cm" svg:y1="11.033cm" svg:x2="9.045cm" svg:y2="10.906cm">
          <text:p/>
        </draw:line>
        <draw:line draw:style-name="gr5" draw:text-style-name="P1" draw:layer="layout" svg:x1="8.156cm" svg:y1="10.906cm" svg:x2="8.918cm" svg:y2="10.906cm">
          <text:p/>
        </draw:line>
        <draw:line draw:style-name="gr6" draw:text-style-name="P1" draw:layer="layout" svg:x1="8.791cm" svg:y1="11.16cm" svg:x2="8.791cm" svg:y2="10.525cm">
          <text:p/>
        </draw:line>
        <draw:frame draw:style-name="gr7" draw:text-style-name="P2" draw:layer="layout" svg:width="1.018cm" svg:height="0.725cm" svg:x="7.265cm" svg:y="10.435cm">
          <draw:text-box>
            <text:p><text:span text:style-name="T1">clk</text:span></text:p>
          </draw:text-box>
        </draw:frame>
        <draw:custom-shape draw:style-name="gr8" draw:text-style-name="P1" draw:layer="layout" svg:width="0.254cm" svg:height="0.254cm" svg:x="9.172cm" svg:y="11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299cm" svg:y1="11.668cm" svg:x2="9.299cm" svg:y2="11.922cm">
          <text:p/>
        </draw:line>
        <draw:frame draw:style-name="gr9" draw:text-style-name="P2" draw:layer="layout" svg:width="1.374cm" svg:height="0.762cm" svg:x="8.687cm" svg:y="11.795cm">
          <draw:text-box>
            <text:p><text:span text:style-name="T1">nRst</text:span></text:p>
          </draw:text-box>
        </draw:frame>
        <draw:line draw:style-name="gr1" draw:text-style-name="P1" draw:layer="layout" svg:x1="10.188cm" svg:y1="9.382cm" svg:x2="12.855cm" svg:y2="9.436cm">
          <text:p/>
        </draw:line>
        <draw:custom-shape draw:style-name="gr3" draw:text-style-name="P1" draw:layer="layout" svg:width="1.27cm" svg:height="2.54cm" svg:x="12.782cm" svg:y="8.874cm">
          <text:p text:style-name="P1">reg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0.807cm" svg:height="0.725cm" svg:x="12.61cm" svg:y="9.038cm">
          <draw:text-box>
            <text:p><text:span text:style-name="T1">D</text:span></text:p>
          </draw:text-box>
        </draw:frame>
        <draw:frame draw:style-name="gr4" draw:text-style-name="P2" draw:layer="layout" svg:width="0.832cm" svg:height="0.725cm" svg:x="13.372cm" svg:y="9.038cm">
          <draw:text-box>
            <text:p><text:span text:style-name="T1">Q</text:span></text:p>
          </draw:text-box>
        </draw:frame>
        <draw:line draw:style-name="gr5" draw:text-style-name="P1" draw:layer="layout" svg:x1="12.782cm" svg:y1="10.779cm" svg:x2="12.909cm" svg:y2="10.906cm">
          <text:p/>
        </draw:line>
        <draw:line draw:style-name="gr5" draw:text-style-name="P1" draw:layer="layout" svg:x1="12.782cm" svg:y1="11.033cm" svg:x2="12.909cm" svg:y2="10.906cm">
          <text:p/>
        </draw:line>
        <draw:line draw:style-name="gr5" draw:text-style-name="P1" draw:layer="layout" svg:x1="12.02cm" svg:y1="10.906cm" svg:x2="12.782cm" svg:y2="10.906cm">
          <text:p/>
        </draw:line>
        <draw:line draw:style-name="gr6" draw:text-style-name="P1" draw:layer="layout" svg:x1="12.655cm" svg:y1="11.16cm" svg:x2="12.655cm" svg:y2="10.525cm">
          <text:p/>
        </draw:line>
        <draw:frame draw:style-name="gr9" draw:text-style-name="P2" draw:layer="layout" svg:width="1.018cm" svg:height="0.762cm" svg:x="11.202cm" svg:y="10.525cm">
          <draw:text-box>
            <text:p><text:span text:style-name="T1">clk</text:span></text:p>
          </draw:text-box>
        </draw:frame>
        <draw:custom-shape draw:style-name="gr8" draw:text-style-name="P1" draw:layer="layout" svg:width="0.254cm" svg:height="0.254cm" svg:x="13.036cm" svg:y="11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3.163cm" svg:y1="11.668cm" svg:x2="13.163cm" svg:y2="11.922cm">
          <text:p/>
        </draw:line>
        <draw:frame draw:style-name="gr9" draw:text-style-name="P2" draw:layer="layout" svg:width="1.374cm" svg:height="0.762cm" svg:x="12.608cm" svg:y="11.795cm">
          <draw:text-box>
            <text:p><text:span text:style-name="T1">nRst</text:span></text:p>
          </draw:text-box>
        </draw:frame>
        <draw:custom-shape draw:style-name="gr10" draw:text-style-name="P1" draw:layer="layout" svg:width="0.254cm" svg:height="0.254cm" svg:x="11.219cm" svg:y="9.2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1.331cm" svg:y1="9.382cm" svg:x2="11.331cm" svg:y2="8.366cm">
          <text:p/>
        </draw:line>
        <draw:line draw:style-name="gr11" draw:text-style-name="P1" draw:layer="layout" svg:x1="11.331cm" svg:y1="8.404cm" svg:x2="16.538cm" svg:y2="8.404cm">
          <text:p/>
        </draw:line>
        <draw:line draw:style-name="gr11" draw:text-style-name="P1" draw:layer="layout" svg:x1="13.998cm" svg:y1="9.382cm" svg:x2="16.538cm" svg:y2="9.382cm">
          <text:p/>
        </draw:line>
        <draw:g>
          <draw:line draw:style-name="gr11" draw:text-style-name="P1" draw:layer="layout" svg:x1="18.328cm" svg:y1="8.077cm" svg:x2="17.026cm" svg:y2="8.077cm">
            <text:p/>
          </draw:line>
          <draw:line draw:style-name="gr11" draw:text-style-name="P1" draw:layer="layout" svg:x1="18.328cm" svg:y1="9.705cm" svg:x2="17.026cm" svg:y2="9.705cm">
            <text:p/>
          </draw:line>
          <draw:line draw:style-name="gr12" draw:text-style-name="P1" draw:layer="layout" svg:x1="16.538cm" svg:y1="8.403cm" svg:x2="17.352cm" svg:y2="8.403cm">
            <text:p/>
          </draw:line>
          <draw:line draw:style-name="gr12" draw:text-style-name="P1" draw:layer="layout" svg:x1="16.538cm" svg:y1="9.379cm" svg:x2="17.352cm" svg:y2="9.379cm">
            <text:p/>
          </draw:line>
          <draw:circle draw:style-name="gr13" draw:text-style-name="P1" draw:layer="layout" svg:width="1.628cm" svg:height="1.628cm" svg:x="17.515cm" svg:y="8.077cm" draw:kind="arc" draw:start-angle="272.08" draw:end-angle="90.95">
            <text:p/>
          </draw:circle>
          <draw:circle draw:style-name="gr13" draw:text-style-name="P1" draw:layer="layout" svg:width="1.628cm" svg:height="1.628cm" svg:x="16.213cm" svg:y="8.077cm" draw:kind="arc" draw:start-angle="272.08" draw:end-angle="90.95">
            <text:p/>
          </draw:circle>
          <draw:ellipse draw:style-name="gr13" draw:text-style-name="P1" draw:layer="layout" svg:width="1.628cm" svg:height="1.302cm" svg:x="16.049cm" svg:y="8.24cm" draw:kind="arc" draw:start-angle="272.08" draw:end-angle="90.95">
            <text:p/>
          </draw:ellipse>
          <draw:line draw:style-name="gr12" draw:text-style-name="P1" draw:layer="layout" svg:x1="19.157cm" svg:y1="8.894cm" svg:x2="20.12cm" svg:y2="8.89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tor Graphics</meta:initial-creator>
    <meta:creation-date>2016-02-22T20:47:29.038832736</meta:creation-date>
    <dc:date>2016-02-23T20:18:37.937195141</dc:date>
    <dc:creator>Mentor Graphice</dc:creator>
    <meta:editing-duration>P0D</meta:editing-duration>
    <meta:editing-cycles>3</meta:editing-cycles>
    <meta:generator>LibreOffice/4.2.8.2$Linux_X86_64 LibreOffice_project/420$Build-2</meta:generator>
    <meta:document-statistic meta:object-count="40"/>
  </office:meta>
</office:document-meta>
</file>